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39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0.24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64/128</text:p>
          </table:table-cell>
          <table:table-cell table:style-name="ce3" table:number-columns-repeated="10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3"/>
          <table:table-cell office:value-type="string">
            <text:p>27c512</text:p>
          </table:table-cell>
          <table:table-cell office:value-type="string">
            <text:p>64kb</text:p>
          </table:table-cell>
          <table:table-cell office:value-type="string">
            <text:p>8kb</text:p>
          </table:table-cell>
          <table:table-cell office:value-type="float" office:value="8">
            <text:p>8</text:p>
          </table:table-cell>
          <table:table-cell office:value-type="string">
            <text:p>13,14,1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string">
            <text:p>27c010</text:p>
          </table:table-cell>
          <table:table-cell office:value-type="string">
            <text:p>128kb</text:p>
          </table:table-cell>
          <table:table-cell office:value-type="string">
            <text:p>16kb</text:p>
          </table:table-cell>
          <table:table-cell office:value-type="float" office:value="8">
            <text:p>8</text:p>
          </table:table-cell>
          <table:table-cell office:value-type="string">
            <text:p>14,15,16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27c020</text:p>
          </table:table-cell>
          <table:table-cell office:value-type="string">
            <text:p>256kb</text:p>
          </table:table-cell>
          <table:table-cell office:value-type="string">
            <text:p>32kb</text:p>
          </table:table-cell>
          <table:table-cell office:value-type="float" office:value="8">
            <text:p>8</text:p>
          </table:table-cell>
          <table:table-cell office:value-type="string">
            <text:p>15,16,17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3/01/2020</text:date>, <text:time>15:2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D</meta:initial-creator>
    <meta:creation-date>2020-03-01T00:31:50.20</meta:creation-date>
    <meta:generator>OpenOffice/4.1.6$Win32 OpenOffice.org_project/416m1$Build-9790</meta:generator>
    <dc:date>2020-03-01T15:22:35.03</dc:date>
    <dc:creator>J D</dc:creator>
    <meta:editing-duration>PT14H7M45S</meta:editing-duration>
    <meta:editing-cycles>2</meta:editing-cycles>
    <meta:document-statistic meta:table-count="3" meta:cell-count="100" meta:object-count="0"/>
  </office:meta>
</office:document-meta>
</file>